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55E09CEE.png" manifest:media-type="image/png"/>
  <manifest:file-entry manifest:full-path="Pictures/10000001000000500000005050E511C0.png" manifest:media-type="image/png"/>
  <manifest:file-entry manifest:full-path="Pictures/1000000100000050000000500F7FCAE6.png" manifest:media-type="image/png"/>
  <manifest:file-entry manifest:full-path="Pictures/1000000100000050000000504EB58C4A.png" manifest:media-type="image/png"/>
  <manifest:file-entry manifest:full-path="Pictures/100000010000005000000050416E9E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736cm" fo:padding-top="0.178cm" fo:padding-bottom="0.178cm" fo:padding-left="0.303cm" fo:padding-right="0.303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11cm" svg:stroke-color="#000000" draw:marker-start-width="0.217cm" draw:marker-end-width="0.217cm" draw:fill="solid" draw:fill-color="#666666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" style:family="graphic" style:parent-style-name="standard">
      <style:graphic-properties svg:stroke-width="0.011cm" svg:stroke-color="#000000" draw:marker-start-width="0.217cm" draw:marker-end-width="0.217cm" draw:fill="solid" draw:fill-color="#666666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11cm" svg:stroke-color="#000000" draw:marker-start-width="0.217cm" draw:marker-end-width="0.217cm" draw:fill="solid" draw:fill-color="#ffff0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6" style:family="graphic" style:parent-style-name="standard">
      <style:graphic-properties svg:stroke-width="0.011cm" svg:stroke-color="#000000" draw:marker-start-width="0.217cm" draw:marker-end-width="0.217cm" draw:fill="solid" draw:fill-color="#81d41a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11cm" svg:stroke-color="#000000" draw:marker-start-width="0.217cm" draw:marker-end-width="0.217cm" draw:fill="solid" draw:fill-color="#ff00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11cm" svg:stroke-color="#000000" draw:marker-start-width="0.217cm" draw:marker-end-width="0.217cm" draw:fill="solid" draw:fill-color="#5983b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9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0.991cm" fo:min-width="1.874cm" fo:padding-top="0.178cm" fo:padding-bottom="0.178cm" fo:padding-left="0.303cm" fo:padding-right="0.303cm" loext:decorative="false"/>
      <style:paragraph-properties style:writing-mode="lr-tb"/>
    </style:style>
    <style:style style:name="gr10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318cm" fo:padding-top="0.178cm" fo:padding-bottom="0.178cm" fo:padding-left="0.303cm" fo:padding-right="0.303cm" loext:decorative="false"/>
      <style:paragraph-properties style:writing-mode="lr-tb"/>
    </style:style>
    <style:style style:name="gr11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026cm" fo:min-width="1.318cm" fo:padding-top="0.178cm" fo:padding-bottom="0.178cm" fo:padding-left="0.303cm" fo:padding-right="0.303cm" loext:decorative="false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top" draw:auto-grow-height="false" fo:min-height="1.131cm" fo:min-width="1.246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.011cm" svg:stroke-color="#000000" draw:marker-start-width="0.217cm" draw:marker-end-width="0.217cm" draw:fill="solid" draw:fill-color="#80808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729fcf" draw:marker-start="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svg:stroke-color="#acb2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74cm" fo:min-width="1.785cm" fo:padding-top="0.178cm" fo:padding-bottom="0.178cm" fo:padding-left="0.303cm" fo:padding-right="0.303cm" loext:decorative="false"/>
      <style:paragraph-properties style:writing-mode="lr-tb"/>
    </style:style>
    <style:style style:name="gr19" style:family="graphic" style:parent-style-name="standard">
      <style:graphic-properties svg:stroke-width="0.011cm" svg:stroke-color="#000000" draw:marker-start-width="0.217cm" draw:marker-end-width="0.217cm" draw:fill="solid" draw:fill-color="#999999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11cm" svg:stroke-color="#000000" draw:marker-start-width="0.216cm" draw:marker-end-width="0.216cm" draw:fill="solid" draw:fill-color="#ffff00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132cm" fo:min-width="1.118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56cm" fo:min-width="1.95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234cm" loext:decorative="false"/>
      <style:paragraph-properties style:writing-mode="lr-tb"/>
    </style:style>
    <style:style style:name="gr26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04cm" fo:min-width="1.877cm" fo:padding-top="0.178cm" fo:padding-bottom="0.178cm" fo:padding-left="0.303cm" fo:padding-right="0.303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Long_20_Dot_20__28_Rounded_29_" svg:stroke-width="0.035cm" svg:stroke-color="#f10d0c" draw:marker-start-width="0.252cm" draw:marker-end="Arrowheads_20_4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1.6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035cm" svg:stroke-color="#666666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80808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5.89cm" fo:min-width="11.257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8cm" fo:min-width="11.288cm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04cm" fo:min-width="5.058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draw:stroke="solid" draw:stroke-dash="Long_20_Dot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5.889cm" fo:min-width="5.037cm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1.295cm" fo:min-width="5.013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0.952cm" fo:min-width="2.106cm" fo:padding-top="0.178cm" fo:padding-bottom="0.178cm" fo:padding-left="0.303cm" fo:padding-right="0.303cm" loext:decorative="false"/>
      <style:paragraph-properties style:writing-mode="lr-tb"/>
    </style:style>
    <style:style style:name="gr37" style:family="graphic" style:parent-style-name="objectwithoutfill">
      <style:graphic-properties svg:stroke-width="0.035cm" svg:stroke-color="#ff0000" draw:marker-start="" draw:marker-start-width="0.3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059cm" fo:min-width="1.422cm" fo:padding-top="0.178cm" fo:padding-bottom="0.178cm" fo:padding-left="0.303cm" fo:padding-right="0.303cm" loext:decorative="false"/>
      <style:paragraph-properties style:writing-mode="lr-tb"/>
    </style:style>
    <style:style style:name="gr39" style:family="graphic" style:parent-style-name="standard">
      <style:graphic-properties svg:stroke-width="0.011cm" svg:stroke-color="#000000" draw:marker-start-width="0.217cm" draw:marker-end-width="0.217cm" draw:fill="solid" draw:fill-color="#80808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262cm" loext:decorative="false"/>
      <style:paragraph-properties style:writing-mode="lr-tb"/>
    </style:style>
    <style:style style:name="gr41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0.921cm" fo:min-width="0.615cm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0.921cm" fo:min-width="0.615cm" fo:padding-top="0.178cm" fo:padding-bottom="0.178cm" fo:padding-left="0.303cm" fo:padding-right="0.303cm" loext:decorative="false"/>
    </style:style>
    <style:style style:name="gr43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698cm" fo:min-width="2.564cm" style:writing-mode="lr-tb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svg:stroke-width="0.011cm" svg:stroke-color="#000000" draw:marker-start-width="0.217cm" draw:marker-end-width="0.217cm" draw:fill="solid" draw:fill-color="#5eb91e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11cm" svg:stroke-color="#000000" draw:marker-start-width="0.217cm" draw:marker-end-width="0.217cm" draw:fill="solid" draw:fill-color="#f10d0c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11cm" svg:stroke-color="#000000" draw:marker-start-width="0.216cm" draw:marker-end-width="0.216cm" draw:fill="solid" draw:fill-color="#666666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18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35cm" fo:min-width="1.68cm" fo:padding-top="0.178cm" fo:padding-bottom="0.178cm" fo:padding-left="0.303cm" fo:padding-right="0.303cm" loext:decorative="false"/>
      <style:paragraph-properties style:writing-mode="lr-tb"/>
    </style:style>
    <style:style style:name="gr51" style:family="graphic" style:parent-style-name="standard">
      <style:graphic-properties svg:stroke-width="0.011cm" svg:stroke-color="#000000" draw:marker-start-width="0.216cm" draw:marker-end-width="0.216cm" draw:fill="solid" draw:fill-color="#ff0000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09cm" loext:decorative="false"/>
      <style:paragraph-properties style:writing-mode="lr-tb"/>
    </style:style>
    <style:style style:name="gr53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102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56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middle" draw:auto-grow-height="false" fo:min-height="0.144cm" fo:min-width="0cm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26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.106cm" svg:stroke-color="#5983b0" draw:marker-start-width="0.359cm" draw:marker-end-width="0.359cm" draw:fill="solid" draw:fill-color="#ffa6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62" style:family="graphic" style:parent-style-name="objectwithoutfill">
      <style:graphic-properties svg:stroke-width="0.035cm" svg:stroke-color="#5983b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022cm" fo:min-width="1.668cm" fo:padding-top="0.178cm" fo:padding-bottom="0.178cm" fo:padding-left="0.303cm" fo:padding-right="0.303cm" loext:decorative="false"/>
      <style:paragraph-properties style:writing-mode="lr-tb"/>
    </style:style>
    <style:style style:name="gr6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5.169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ffffd7"/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666666"/>
      <style:paragraph-properties fo:text-align="center" style:writing-mode="lr-tb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81d41a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 style:writing-mode="lr-tb"/>
    </style:style>
    <style:style style:name="P8" style:family="paragraph">
      <loext:graphic-properties draw:fill="solid" draw:fill-color="#5983b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d7d7"/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solid" draw:fill-color="#dee6ef"/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808080"/>
      <style:paragraph-properties fo:text-align="center" style:writing-mode="lr-tb"/>
    </style:style>
    <style:style style:name="P15" style:family="paragraph">
      <loext:graphic-properties draw:fill="solid" draw:fill-color="#999999"/>
      <style:paragraph-properties fo:text-align="center" style:writing-mode="lr-tb"/>
    </style:style>
    <style:style style:name="P16" style:family="paragraph">
      <loext:graphic-properties draw:fill="solid" draw:fill-color="#ffff00"/>
      <style:paragraph-properties fo:text-align="center" style:writing-mode="lr-tb"/>
    </style:style>
    <style:style style:name="P17" style:family="paragraph">
      <style:paragraph-properties fo:text-align="center"/>
      <style:text-properties style:font-name="FreeSans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loext:graphic-properties draw:fill="solid" draw:fill-color="#dee6ef"/>
      <style:paragraph-properties fo:text-align="center"/>
    </style:style>
    <style:style style:name="P21" style:family="paragraph"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bold" style:font-size-asian="6pt" style:font-weight-asian="bold" style:font-size-complex="6pt" style:font-weight-complex="bold"/>
    </style:style>
    <style:style style:name="P23" style:family="paragraph">
      <style:text-properties style:font-name="FreeSans"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none"/>
      <style:text-properties style:font-name="FreeSans" fo:font-size="6pt" fo:font-weight="normal" style:font-size-asian="6pt" style:font-weight-asian="normal" style:font-size-complex="6pt" style:font-weight-complex="normal"/>
    </style:style>
    <style:style style:name="P25" style:family="paragraph">
      <style:paragraph-properties fo:text-align="center"/>
      <style:text-properties style:font-name="FreeSans" fo:font-size="6pt" fo:font-weight="normal" style:font-size-asian="4pt" style:font-weight-asian="normal" style:font-size-complex="4pt" style:font-weight-complex="normal"/>
    </style:style>
    <style:style style:name="P26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normal" style:font-size-asian="4pt" style:font-weight-asian="normal" style:font-size-complex="4pt" style:font-weight-complex="normal"/>
    </style:style>
    <style:style style:name="P2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8" style:family="paragraph">
      <loext:graphic-properties draw:fill="solid" draw:fill-color="#729fcf" draw:opacity="0%"/>
      <style:paragraph-properties fo:text-align="center" style:writing-mode="lr-tb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text-properties style:font-name="FreeSans" fo:font-size="6pt" style:font-size-asian="6pt" style:font-size-complex="6pt"/>
    </style:style>
    <style:style style:name="P31" style:family="paragraph">
      <style:paragraph-properties fo:text-align="center"/>
      <style:text-properties style:font-name="FreeSans1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="solid" draw:fill-color="#5eb91e"/>
      <style:paragraph-properties fo:text-align="center" style:writing-mode="lr-tb"/>
    </style:style>
    <style:style style:name="P34" style:family="paragraph">
      <loext:graphic-properties draw:fill="solid" draw:fill-color="#f10d0c"/>
      <style:paragraph-properties fo:text-align="center" style:writing-mode="lr-tb"/>
    </style:style>
    <style:style style:name="P35" style:family="paragraph">
      <loext:graphic-properties draw:fill="none" draw:fill-color="#ffffff"/>
      <style:text-properties style:font-name="FreeSans" fo:font-size="6pt" fo:font-weight="normal" style:font-size-asian="6pt" style:font-weight-asian="normal" style:font-size-complex="6pt" style:font-weight-complex="normal"/>
    </style:style>
    <style:style style:name="P36" style:family="paragraph">
      <loext:graphic-properties draw:fill="solid" draw:fill-color="#b4c7dc"/>
      <style:paragraph-properties fo:text-align="center"/>
    </style:style>
    <style:style style:name="P37" style:family="paragraph">
      <style:paragraph-properties fo:text-align="start"/>
      <style:text-properties style:font-name="FreeSans" fo:font-size="6pt" fo:font-weight="normal" style:font-size-asian="11pt" style:font-weight-asian="normal" style:font-size-complex="11pt" style:font-weight-complex="normal"/>
    </style:style>
    <style:style style:name="P38" style:family="paragraph">
      <loext:graphic-properties draw:fill="solid" draw:fill-color="#729fcf" draw:opacity="0%"/>
      <style:paragraph-properties fo:text-align="start" style:writing-mode="lr-tb"/>
      <style:text-properties style:font-name="FreeSans" fo:font-size="6pt" fo:font-weight="normal" style:font-size-asian="11pt" style:font-weight-asian="normal" style:font-size-complex="11pt" style:font-weight-complex="normal"/>
    </style:style>
    <style:style style:name="P39" style:family="paragraph">
      <loext:graphic-properties draw:fill="solid" draw:fill-color="#ffffa6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ffa6a6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FreeSans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FreeSans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FreeSans" fo:font-weight="normal" style:font-size-asian="4pt" style:font-weight-asian="normal" style:font-size-complex="4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reeSans" fo:font-size="6pt" style:font-size-asian="6pt" style:font-size-complex="6pt"/>
    </style:style>
    <style:style style:name="T6" style:family="text">
      <style:text-properties style:font-name="FreeSans1" fo:font-size="6pt" fo:font-weight="bold" style:font-size-asian="6pt" style:font-weight-asian="bold" style:font-size-complex="6pt" style:font-weight-complex="bold"/>
    </style:style>
    <style:style style:name="T7" style:family="text">
      <style:text-properties fo:font-weight="normal" style:font-size-asian="11pt" style:font-weight-asian="normal" style:font-size-complex="11pt" style:font-weight-complex="normal"/>
    </style:style>
    <style:style style:name="T8" style:family="text">
      <style:text-properties fo:color="#b2b2b2" loext:opacity="100%" style:font-name="FreeSans" fo:font-size="6pt" fo:font-weight="normal" fo:background-color="#ffffff" style:font-size-asian="4pt" style:font-weight-asian="normal" style:font-size-complex="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42cm" svg:height="1.378cm" svg:x="7.43cm" svg:y="3.676cm">
          <text:p text:style-name="P1"><text:span text:style-name="T1">Sleeper</text:span></text:p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3" draw:layer="layout" svg:width="0.14cm" svg:height="0.124cm" svg:x="8.124cm" svg:y="4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8.124cm" svg:y="4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8.264cm" svg:y="4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8.264cm" svg:y="4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4cm" svg:height="0.124cm" svg:x="8.458cm" svg:y="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4cm" svg:height="0.124cm" svg:x="8.458cm" svg:y="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42cm" svg:height="0.124cm" svg:x="8.598cm" svg:y="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42cm" svg:height="0.124cm" svg:x="8.598cm" svg:y="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4cm" svg:height="0.124cm" svg:x="8.782cm" svg:y="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8.782cm" svg:y="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8.922cm" svg:y="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8.922cm" svg:y="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0" draw:layer="layout" svg:width="2.48cm" svg:height="1.347cm" svg:x="4.671cm" svg:y="3.694cm">
          <text:p text:style-name="P9"><text:span text:style-name="T1">Neck Dr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924cm" svg:height="1.378cm" svg:x="6.053cm" svg:y="5.595cm">
          <text:p text:style-name="P1"><text:span text:style-name="T1">3-Count P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924cm" svg:height="1.382cm" svg:x="3.661cm" svg:y="5.612cm">
          <text:p text:style-name="P1"><text:span text:style-name="T1">Choke Slee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12" draw:text-style-name="P12" draw:layer="layout" svg:width="1.78cm" svg:height="1.415cm" svg:x="16.36cm" svg:y="8.712cm">
            <text:p text:style-name="P1"><text:span text:style-name="T1">Jaguar Screw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3" draw:layer="layout" svg:width="0.254cm" svg:height="0.254cm" svg:x="16.868cm" svg:y="9.409cm">
            <draw:image xlink:href="Pictures/100000010000005000000050416E9E0A.png" xlink:type="simple" xlink:show="embed" xlink:actuate="onLoad" draw:mime-type="image/png">
              <text:p/>
            </draw:image>
          </draw:frame>
          <draw:custom-shape draw:style-name="gr8" draw:text-style-name="P8" draw:layer="layout" svg:width="0.151cm" svg:height="0.123cm" svg:x="17.177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151cm" svg:height="0.122cm" svg:x="17.177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52cm" svg:height="0.123cm" svg:x="17.32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152cm" svg:height="0.122cm" svg:x="17.328cm" svg:y="9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13" draw:layer="layout" svg:x1="5.751cm" svg:y1="3.094cm" svg:x2="4.399cm" svg:y2="3.705cm">
          <text:p/>
        </draw:line>
        <draw:line draw:style-name="gr16" draw:text-style-name="P13" draw:layer="layout" svg:x1="5.783cm" svg:y1="3.084cm" svg:x2="5.776cm" svg:y2="3.675cm">
          <text:p/>
        </draw:line>
        <draw:line draw:style-name="gr17" draw:text-style-name="P13" draw:layer="layout" svg:x1="5.793cm" svg:y1="3.105cm" svg:x2="7.468cm" svg:y2="3.665cm">
          <text:p/>
        </draw:line>
        <draw:line draw:style-name="gr17" draw:text-style-name="P13" draw:layer="layout" svg:x1="9.744cm" svg:y1="4.349cm" svg:x2="10.286cm" svg:y2="3.807cm">
          <text:p/>
        </draw:line>
        <draw:custom-shape draw:style-name="gr18" draw:text-style-name="P10" draw:layer="layout" svg:width="2.391cm" svg:height="1.53cm" svg:x="1.614cm" svg:y="8.567cm">
          <text:p text:style-name="P9"><text:span text:style-name="T1">Ultimate Tack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8" draw:text-style-name="P8" draw:layer="layout" svg:width="0.136cm" svg:height="0.123cm" svg:x="3.213cm" svg:y="9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5" draw:layer="layout" svg:width="0.136cm" svg:height="0.122cm" svg:x="3.213cm" svg:y="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37cm" svg:height="0.123cm" svg:x="3.349cm" svg:y="9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5" draw:layer="layout" svg:width="0.137cm" svg:height="0.122cm" svg:x="3.349cm" svg:y="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0.137cm" svg:height="0.12cm" svg:x="3.349cm" svg:y="9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1.618cm" svg:height="0.382cm" svg:x="1.803cm" svg:y="9.017cm">
            <text:p text:style-name="P17"><text:span text:style-name="T2">Full crou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g draw:style-name="gr2">
            <draw:custom-shape draw:style-name="gr22" draw:text-style-name="P19" draw:layer="layout" svg:width="1.333cm" svg:height="1.492cm" svg:x="6.787cm" svg:y="8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0" draw:layer="layout" svg:width="1.333cm" svg:height="1.492cm" svg:x="5.453cm" svg:y="8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" draw:text-style-name="P22" draw:layer="layout" svg:width="2.455cm" svg:height="0.406cm" svg:x="5.526cm" svg:y="8.757cm">
            <text:p text:style-name="P21"><text:span text:style-name="T1">Ultimate Punch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24" draw:layer="layout" svg:width="0.778cm" svg:height="0.484cm" svg:x="6.44cm" svg:y="9.155cm">
          <draw:text-box>
            <text:p text:style-name="P23"><text:span text:style-name="T2">or</text:span></text:p>
          </draw:text-box>
        </draw:frame>
        <draw:custom-shape draw:style-name="gr26" draw:text-style-name="P10" xml:id="id1" draw:id="id1" draw:layer="layout" svg:width="2.483cm" svg:height="1.46cm" svg:x="10.083cm" svg:y="8.703cm">
          <text:p text:style-name="P9"><text:span text:style-name="T1">Arm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3" draw:layer="layout" svg:x1="8.098cm" svg:y1="9.267cm" svg:x2="10.064cm" svg:y2="9.276cm">
          <text:p/>
        </draw:line>
        <draw:custom-shape draw:style-name="gr28" draw:text-style-name="P26" draw:layer="layout" svg:width="2.1cm" svg:height="1.159cm" svg:x="8.026cm" svg:y="8.314cm">
          <text:p text:style-name="P25"><text:span text:style-name="T3">Optional</text:span></text:p>
          <text:p text:style-name="P25"><text:span text:style-name="T3">After 3rd p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3.979cm" svg:y1="9.202cm" svg:x2="5.463cm" svg:y2="9.217cm">
          <text:p/>
        </draw:line>
        <draw:line draw:style-name="gr30" draw:text-style-name="P13" draw:layer="layout" svg:x1="15.373cm" svg:y1="9.466cm" svg:x2="16.358cm" svg:y2="9.466cm">
          <text:p/>
        </draw:line>
        <draw:custom-shape draw:style-name="gr31" draw:text-style-name="P13" draw:layer="layout" svg:width="11.791cm" svg:height="6.174cm" svg:x="1.252cm" svg:y="1.1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11.822cm" svg:height="3.102cm" svg:x="1.208cm" svg:y="7.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5.592cm" svg:height="3.088cm" svg:x="13.418cm" svg:y="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571cm" svg:height="6.173cm" svg:x="13.42cm" svg:y="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draw:layer="layout" svg:width="5.513cm" svg:height="1.545cm" svg:x="13.376cm" svg:y="1cm">
          <text:p text:style-name="P27"><text:span text:style-name="T4">Tekken 8</text:span></text:p>
          <text:p text:style-name="P27"><text:span text:style-name="T4">Armor King throw char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5.793cm" svg:y1="5.01cm" svg:x2="4.551cm" svg:y2="5.632cm">
          <text:p/>
        </draw:line>
        <draw:line draw:style-name="gr17" draw:text-style-name="P13" draw:layer="layout" svg:x1="5.836cm" svg:y1="5.01cm" svg:x2="7.097cm" svg:y2="5.579cm">
          <text:p/>
        </draw:line>
        <draw:custom-shape draw:style-name="gr8" draw:text-style-name="P8" draw:layer="layout" svg:width="0.14cm" svg:height="0.124cm" svg:x="7.544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cm" svg:height="0.124cm" svg:x="7.544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42cm" svg:height="0.124cm" svg:x="7.684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2cm" svg:height="0.124cm" svg:x="7.684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6cm" svg:height="0.123cm" svg:x="6.25cm" svg:y="6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6.25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6.386cm" svg:y="6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7cm" svg:height="0.122cm" svg:x="6.386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6cm" svg:height="0.123cm" svg:x="6.583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6.583cm" svg:y="6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6.719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7cm" svg:height="0.122cm" svg:x="6.719cm" svg:y="6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36cm" svg:height="0.123cm" svg:x="6.905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6.905cm" svg:y="6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7cm" svg:height="0.123cm" svg:x="7.041cm" svg:y="6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7cm" svg:height="0.122cm" svg:x="7.041cm" svg:y="6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36cm" svg:height="0.123cm" svg:x="7.228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7.228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7cm" svg:height="0.123cm" svg:x="7.364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7cm" svg:height="0.122cm" svg:x="7.364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3" draw:layer="layout" svg:width="0.136cm" svg:height="0.123cm" svg:x="4.148cm" svg:y="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4.148cm" svg:y="6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4.284cm" svg:y="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37cm" svg:height="0.122cm" svg:x="4.284cm" svg:y="6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36cm" svg:height="0.123cm" svg:x="3.823cm" svg:y="6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3.823cm" svg:y="6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3.959cm" svg:y="6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3.959cm" svg:y="6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6cm" svg:height="0.123cm" svg:x="4.467cm" svg:y="6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36cm" svg:height="0.122cm" svg:x="4.467cm" svg:y="6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4.603cm" svg:y="6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4.603cm" svg:y="6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6cm" svg:height="0.123cm" svg:x="4.784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4.784cm" svg:y="6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4.9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37cm" svg:height="0.122cm" svg:x="4.92cm" svg:y="6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4cm" svg:height="0.124cm" svg:x="5.105cm" svg:y="6.2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5.105cm" svg:y="6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5.245cm" svg:y="6.2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5.245cm" svg:y="6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8" draw:text-style-name="P8" draw:layer="layout" svg:width="0.14cm" svg:height="0.124cm" svg:x="5.247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5.247cm" svg:y="4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5.387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5.387cm" svg:y="4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6cm" svg:height="0.123cm" svg:x="5.579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5.579cm" svg:y="4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37cm" svg:height="0.123cm" svg:x="5.715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5.715cm" svg:y="4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36cm" svg:height="0.123cm" svg:x="5.905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5.905cm" svg:y="4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6.041cm" svg:y="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6.041cm" svg:y="4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4cm" svg:height="0.124cm" svg:x="6.228cm" svg:y="4.1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6.228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6.368cm" svg:y="4.1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6.368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1" draw:layer="layout" svg:width="2.712cm" svg:height="1.308cm" svg:x="1.741cm" svg:y="3.709cm">
          <text:p text:style-name="P1"><text:span text:style-name="T1">Flinging Half Nelson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6cm" svg:height="0.123cm" svg:x="2.985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2.985cm" svg:y="4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3.121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137cm" svg:height="0.122cm" svg:x="3.121cm" svg:y="4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8" draw:text-style-name="P8" draw:layer="layout" svg:width="0.136cm" svg:height="0.123cm" svg:x="2.672cm" svg:y="4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2.672cm" svg:y="4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2.808cm" svg:y="4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2.808cm" svg:y="4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8" draw:layer="layout" svg:width="0.14cm" svg:height="0.124cm" svg:x="3.303cm" svg:y="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cm" svg:height="0.124cm" svg:x="3.303cm" svg:y="4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42cm" svg:height="0.124cm" svg:x="3.443cm" svg:y="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2cm" svg:height="0.124cm" svg:x="3.443cm" svg:y="4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3" draw:layer="layout" draw:type="curve" svg:x1="2.809cm" svg:y1="8.567cm" svg:x2="11.324cm" svg:y2="8.703cm" draw:end-shape="id1" draw:end-glue-point="0" svg:d="M2809 8567c0-546 8515-614 8515 136" svg:viewBox="0 0 8516 555">
          <text:p/>
        </draw:connector>
        <draw:custom-shape draw:style-name="gr38" draw:text-style-name="P10" draw:layer="layout" svg:width="2.028cm" svg:height="1.415cm" svg:x="13.9cm" svg:y="8.744cm">
          <text:p text:style-name="P9"><text:span text:style-name="T1">Sup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0.254cm" svg:height="0.254cm" svg:x="14.248cm" svg:y="9.303cm">
          <draw:image xlink:href="Pictures/1000000100000050000000500F7FCAE6.png" xlink:type="simple" xlink:show="embed" xlink:actuate="onLoad" draw:mime-type="image/png">
            <text:p/>
          </draw:image>
        </draw:frame>
        <draw:custom-shape draw:style-name="gr39" draw:text-style-name="P29" draw:layer="layout" svg:width="0.136cm" svg:height="0.123cm" svg:x="14.557cm" svg:y="9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136cm" svg:height="0.122cm" svg:x="14.557cm" svg:y="9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14.693cm" svg:y="9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137cm" svg:height="0.122cm" svg:x="14.693cm" svg:y="9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37cm" svg:height="0.12cm" svg:x="14.693cm" svg:y="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draw:layer="layout" svg:width="0.136cm" svg:height="0.123cm" svg:x="14.557cm" svg:y="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136cm" svg:height="0.122cm" svg:x="14.557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14.693cm" svg:y="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137cm" svg:height="0.122cm" svg:x="14.693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37cm" svg:height="0.12cm" svg:x="14.693cm" svg:y="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0" draw:layer="layout" svg:width="0.685cm" svg:height="0.484cm" svg:x="14.605cm" svg:y="9.179cm">
          <draw:text-box>
            <text:p><text:span text:style-name="T5">or</text:span></text:p>
          </draw:text-box>
        </draw:frame>
        <draw:custom-shape draw:style-name="gr39" draw:text-style-name="P29" draw:layer="layout" svg:width="0.136cm" svg:height="0.123cm" svg:x="15.097cm" svg:y="9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136cm" svg:height="0.122cm" svg:x="15.097cm" svg:y="9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15.233cm" svg:y="9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137cm" svg:height="0.122cm" svg:x="15.233cm" svg:y="9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37cm" svg:height="0.12cm" svg:x="15.233cm" svg:y="9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draw:layer="layout" svg:width="0.136cm" svg:height="0.123cm" svg:x="15.097cm" svg:y="9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136cm" svg:height="0.122cm" svg:x="15.097cm" svg:y="9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37cm" svg:height="0.123cm" svg:x="15.233cm" svg:y="9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137cm" svg:height="0.122cm" svg:x="15.233cm" svg:y="9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37cm" svg:height="0.12cm" svg:x="15.233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g draw:style-name="gr2">
            <draw:custom-shape draw:style-name="gr41" draw:text-style-name="P19" draw:layer="layout" svg:width="1.221cm" svg:height="1.277cm" svg:x="5.791cm" svg:y="1.8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0" draw:layer="layout" svg:width="1.221cm" svg:height="1.277cm" svg:x="4.569cm" svg:y="1.8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32" draw:layer="layout" svg:width="3.064cm" svg:height="0.948cm" svg:x="4.256cm" svg:y="1.577cm">
            <text:p text:style-name="P31"><text:span text:style-name="T6">Cobra Clu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9" draw:layer="layout" svg:width="0.254cm" svg:height="0.254cm" svg:x="5.576cm" svg:y="2.252cm">
            <draw:image xlink:href="Pictures/10000001000000500000005050E511C0.png" xlink:type="simple" xlink:show="embed" xlink:actuate="onLoad" draw:mime-type="image/png">
              <text:p/>
            </draw:image>
          </draw:frame>
          <draw:frame draw:style-name="gr13" draw:text-style-name="P13" draw:layer="layout" svg:width="0.254cm" svg:height="0.254cm" svg:x="4.81cm" svg:y="2.254cm">
            <draw:image xlink:href="Pictures/1000000100000050000000500F7FCAE6.png" xlink:type="simple" xlink:show="embed" xlink:actuate="onLoad" draw:mime-type="image/png">
              <text:p/>
            </draw:image>
          </draw:frame>
          <draw:frame draw:style-name="gr13" draw:text-style-name="P13" draw:layer="layout" svg:width="0.254cm" svg:height="0.254cm" svg:x="5.064cm" svg:y="2.254cm">
            <draw:image xlink:href="Pictures/1000000100000050000000504EB58C4A.png" xlink:type="simple" xlink:show="embed" xlink:actuate="onLoad" draw:mime-type="image/png">
              <text:p/>
            </draw:image>
          </draw:frame>
          <draw:frame draw:style-name="gr13" draw:text-style-name="P13" draw:layer="layout" svg:width="0.254cm" svg:height="0.254cm" svg:x="5.318cm" svg:y="2.254cm">
            <draw:image xlink:href="Pictures/100000010000005000000050416E9E0A.png" xlink:type="simple" xlink:show="embed" xlink:actuate="onLoad" draw:mime-type="image/png">
              <text:p/>
            </draw:image>
          </draw:frame>
          <draw:g draw:style-name="gr2">
            <draw:custom-shape draw:style-name="gr8" draw:text-style-name="P8" draw:layer="layout" svg:width="0.136cm" svg:height="0.123cm" svg:x="5.878cm" svg:y="2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33" draw:layer="layout" svg:width="0.136cm" svg:height="0.122cm" svg:x="5.878cm" svg:y="2.3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37cm" svg:height="0.123cm" svg:x="6.014cm" svg:y="2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34" draw:layer="layout" svg:width="0.137cm" svg:height="0.122cm" svg:x="6.014cm" svg:y="2.3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7" draw:text-style-name="P4" draw:layer="layout" svg:width="0.135cm" svg:height="0.119cm" svg:x="6.016cm" svg:y="2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0.137cm" svg:height="0.12cm" svg:x="6.014cm" svg:y="2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35" draw:layer="layout" svg:width="0.685cm" svg:height="0.484cm" svg:x="5.98cm" svg:y="2.13cm">
            <draw:text-box>
              <text:p><text:span text:style-name="T2">or</text:span></text:p>
            </draw:text-box>
          </draw:frame>
          <draw:custom-shape draw:style-name="gr3" draw:text-style-name="P3" draw:layer="layout" svg:width="0.136cm" svg:height="0.123cm" svg:x="6.448cm" svg:y="2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6.448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37cm" svg:height="0.123cm" svg:x="6.584cm" svg:y="2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37cm" svg:height="0.122cm" svg:x="6.584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30" draw:layer="layout" svg:width="1.539cm" svg:height="0.484cm" svg:x="5.032cm" svg:y="2.523cm">
            <draw:text-box>
              <text:p><text:span text:style-name="T1">20</text:span><text:span text:style-name="T5"> damage</text:span></text:p>
            </draw:text-box>
          </draw:frame>
        </draw:g>
        <draw:frame draw:style-name="gr49" draw:text-style-name="P30" draw:layer="layout" svg:width="1.539cm" svg:height="0.484cm" svg:x="2.358cm" svg:y="4.466cm">
          <draw:text-box>
            <text:p><text:span text:style-name="T1">45</text:span><text:span text:style-name="T5"> damage</text:span></text:p>
          </draw:text-box>
        </draw:frame>
        <draw:frame draw:style-name="gr49" draw:text-style-name="P30" draw:layer="layout" svg:width="1.539cm" svg:height="0.484cm" svg:x="5.167cm" svg:y="4.457cm">
          <draw:text-box>
            <text:p><text:span text:style-name="T1">35</text:span><text:span text:style-name="T5"> damage</text:span></text:p>
          </draw:text-box>
        </draw:frame>
        <draw:g draw:style-name="gr2">
          <draw:custom-shape draw:style-name="gr50" draw:text-style-name="P2" draw:layer="layout" svg:width="2.286cm" svg:height="1.391cm" svg:x="10.311cm" svg:y="3.003cm">
            <text:p text:style-name="P1"><text:span text:style-name="T1">Human Necktie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" draw:text-style-name="P3" draw:layer="layout" svg:width="0.136cm" svg:height="0.123cm" svg:x="11.131cm" svg:y="3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33" draw:layer="layout" svg:width="0.136cm" svg:height="0.122cm" svg:x="11.131cm" svg:y="3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37cm" svg:height="0.123cm" svg:x="11.267cm" svg:y="3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34" draw:layer="layout" svg:width="0.137cm" svg:height="0.122cm" svg:x="11.267cm" svg:y="3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4" draw:layer="layout" svg:width="0.135cm" svg:height="0.119cm" svg:x="11.26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4" draw:layer="layout" svg:width="0.137cm" svg:height="0.12cm" svg:x="11.267cm" svg:y="3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136cm" svg:height="0.123cm" svg:x="11.466cm" svg:y="3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33" draw:layer="layout" svg:width="0.136cm" svg:height="0.122cm" svg:x="11.466cm" svg:y="3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37cm" svg:height="0.123cm" svg:x="11.602cm" svg:y="3.5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34" draw:layer="layout" svg:width="0.137cm" svg:height="0.122cm" svg:x="11.602cm" svg:y="3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7" draw:layer="layout" svg:width="0.135cm" svg:height="0.119cm" svg:x="11.604cm" svg:y="3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4" draw:layer="layout" svg:width="0.137cm" svg:height="0.12cm" svg:x="11.602cm" svg:y="3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4" draw:layer="layout" svg:width="0.135cm" svg:height="0.119cm" svg:x="11.467cm" svg:y="3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0.14cm" svg:height="0.124cm" svg:x="11.793cm" svg:y="3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14cm" svg:height="0.124cm" svg:x="11.793cm" svg:y="3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42cm" svg:height="0.124cm" svg:x="11.933cm" svg:y="3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142cm" svg:height="0.124cm" svg:x="11.933cm" svg:y="3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0.14cm" svg:height="0.124cm" svg:x="10.783cm" svg:y="3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10.783cm" svg:y="3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10.923cm" svg:y="3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10.923cm" svg:y="3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30" draw:layer="layout" svg:width="1.54cm" svg:height="0.484cm" svg:x="10.651cm" svg:y="3.806cm">
            <draw:text-box>
              <text:p><text:span text:style-name="T1">60</text:span><text:span text:style-name="T5"> damage</text:span></text:p>
            </draw:text-box>
          </draw:frame>
        </draw:g>
        <draw:frame draw:style-name="gr49" draw:text-style-name="P30" draw:layer="layout" svg:width="1.539cm" svg:height="0.484cm" svg:x="3.844cm" svg:y="6.502cm">
          <draw:text-box>
            <text:p><text:span text:style-name="T1">60</text:span><text:span text:style-name="T5"> damage</text:span></text:p>
          </draw:text-box>
        </draw:frame>
        <draw:frame draw:style-name="gr49" draw:text-style-name="P30" draw:layer="layout" svg:width="1.539cm" svg:height="0.484cm" svg:x="6.278cm" svg:y="6.503cm">
          <draw:text-box>
            <text:p><text:span text:style-name="T1">65</text:span><text:span text:style-name="T5"> damage</text:span></text:p>
          </draw:text-box>
        </draw:frame>
        <draw:frame draw:style-name="gr49" draw:text-style-name="P30" draw:layer="layout" svg:width="1.539cm" svg:height="0.484cm" svg:x="6.049cm" svg:y="9.455cm">
          <draw:text-box>
            <text:p><text:span text:style-name="T1">30</text:span><text:span text:style-name="T5"> damage</text:span></text:p>
          </draw:text-box>
        </draw:frame>
        <draw:frame draw:style-name="gr49" draw:text-style-name="P30" draw:layer="layout" svg:width="2.796cm" svg:height="0.484cm" svg:x="9.975cm" svg:y="9.338cm">
          <draw:text-box>
            <text:p><text:span text:style-name="T1">25</text:span><text:span text:style-name="T5"> damage (no punches)</text:span></text:p>
          </draw:text-box>
        </draw:frame>
        <draw:frame draw:style-name="gr49" draw:text-style-name="P30" draw:layer="layout" svg:width="2.781cm" svg:height="0.484cm" svg:x="9.975cm" svg:y="9.61cm">
          <draw:text-box>
            <text:p><text:span text:style-name="T1">40</text:span><text:span text:style-name="T5"> damage (w/ punches)</text:span></text:p>
          </draw:text-box>
        </draw:frame>
        <draw:frame draw:style-name="gr49" draw:text-style-name="P30" draw:layer="layout" svg:width="1.539cm" svg:height="0.484cm" svg:x="14.137cm" svg:y="9.521cm">
          <draw:text-box>
            <text:p><text:span text:style-name="T1">35</text:span><text:span text:style-name="T5"> damage</text:span></text:p>
          </draw:text-box>
        </draw:frame>
        <draw:frame draw:style-name="gr49" draw:text-style-name="P30" draw:layer="layout" svg:width="1.539cm" svg:height="0.484cm" svg:x="16.511cm" svg:y="9.628cm">
          <draw:text-box>
            <text:p><text:span text:style-name="T1">38</text:span><text:span text:style-name="T5"> damage</text:span></text:p>
          </draw:text-box>
        </draw:frame>
        <draw:g draw:style-name="gr2">
          <draw:g draw:style-name="gr2">
            <draw:custom-shape draw:style-name="gr53" draw:text-style-name="P36" draw:layer="layout" svg:width="0.436cm" svg:height="0.436cm" svg:x="15.383cm" svg:y="2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38" draw:layer="layout" svg:width="1.602cm" svg:height="0.412cm" svg:x="15.666cm" svg:y="2.325cm">
              <text:p text:style-name="P37"><text:span text:style-name="T7">1 brea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55" draw:text-style-name="P39" draw:layer="layout" svg:width="0.436cm" svg:height="0.436cm" svg:x="15.385cm" svg:y="2.9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38" draw:layer="layout" svg:width="1.602cm" svg:height="0.412cm" svg:x="15.668cm" svg:y="2.906cm">
              <text:p text:style-name="P37"><text:span text:style-name="T7">2 brea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56" draw:text-style-name="P36" draw:layer="layout" svg:width="0.226cm" svg:height="0.454cm" svg:x="15.385cm" svg:y="3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38" draw:layer="layout" svg:width="1.602cm" svg:height="0.412cm" svg:x="15.668cm" svg:y="3.496cm">
              <text:p text:style-name="P37"><text:span text:style-name="T7">1 or 2 brea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39" draw:layer="layout" svg:width="0.226cm" svg:height="0.454cm" svg:x="15.611cm" svg:y="3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8" draw:text-style-name="P40" draw:layer="layout" svg:width="0.454cm" svg:height="0.428cm" svg:x="15.379cm" svg:y="4.67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8" draw:layer="layout" svg:width="1.764cm" svg:height="0.412cm" svg:x="15.672cm" svg:y="4.652cm">
            <text:p text:style-name="P37"><text:span text:style-name="T7">Unbreak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60" draw:text-style-name="P41" draw:layer="layout" svg:width="0.436cm" svg:height="0.436cm" svg:x="15.386cm" svg:y="4.0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38" draw:layer="layout" svg:width="1.602cm" svg:height="0.412cm" svg:x="15.669cm" svg:y="4.071cm">
              <text:p text:style-name="P37"><text:span text:style-name="T7">1+2 brea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4" draw:text-style-name="P9" draw:layer="layout" svg:width="0.508cm" svg:height="0.508cm" svg:x="15.357cm" svg:y="5.161cm">
            <draw:image xlink:href="Pictures/10000001000004000000040055E09CEE.png" xlink:type="simple" xlink:show="embed" xlink:actuate="onLoad" draw:mime-type="image/png">
              <text:p/>
            </draw:image>
          </draw:frame>
          <draw:custom-shape draw:style-name="gr59" draw:text-style-name="P38" draw:layer="layout" svg:width="1.764cm" svg:height="0.412cm" svg:x="15.681cm" svg:y="5.162cm">
            <text:p text:style-name="P37"><text:span text:style-name="T7">Side Swit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1" draw:text-style-name="P9" draw:layer="layout" svg:width="0.381cm" svg:height="0.381cm" svg:x="15.548cm" svg:y="8.382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61" draw:text-style-name="P9" draw:layer="layout" svg:width="0.381cm" svg:height="0.381cm" svg:x="17.783cm" svg:y="8.343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61" draw:text-style-name="P9" draw:layer="layout" svg:width="0.381cm" svg:height="0.381cm" svg:x="12.149cm" svg:y="8.317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61" draw:text-style-name="P9" draw:layer="layout" svg:width="0.381cm" svg:height="0.381cm" svg:x="6.582cm" svg:y="1.489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61" draw:text-style-name="P9" draw:layer="layout" svg:width="0.381cm" svg:height="0.381cm" svg:x="4.074cm" svg:y="3.326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49" draw:text-style-name="P30" draw:layer="layout" svg:width="1.539cm" svg:height="0.484cm" svg:x="7.853cm" svg:y="4.47cm">
          <draw:text-box>
            <text:p><text:span text:style-name="T1">35</text:span><text:span text:style-name="T5"> damage</text:span></text:p>
          </draw:text-box>
        </draw:frame>
        <draw:line draw:style-name="gr62" draw:text-style-name="P13" draw:layer="layout" svg:x1="9.732cm" svg:y1="4.349cm" svg:x2="10.334cm" svg:y2="5.154cm">
          <text:p/>
        </draw:line>
        <draw:g draw:style-name="gr2">
          <draw:custom-shape draw:style-name="gr63" draw:text-style-name="P11" draw:layer="layout" svg:width="2.274cm" svg:height="1.378cm" svg:x="10.325cm" svg:y="4.537cm">
            <text:p text:style-name="P1"><text:span text:style-name="T1">Triple Tr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8" draw:text-style-name="P8" draw:layer="layout" svg:width="0.14cm" svg:height="0.124cm" svg:x="11.79cm" svg:y="5.0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14cm" svg:height="0.124cm" svg:x="11.79cm" svg:y="5.1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42cm" svg:height="0.124cm" svg:x="11.93cm" svg:y="5.0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142cm" svg:height="0.124cm" svg:x="11.93cm" svg:y="5.1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9" draw:text-style-name="P30" draw:layer="layout" svg:width="1.539cm" svg:height="0.484cm" svg:x="10.731cm" svg:y="5.296cm">
            <draw:text-box>
              <text:p><text:span text:style-name="T1">55</text:span><text:span text:style-name="T5"> damage</text:span></text:p>
            </draw:text-box>
          </draw:frame>
          <draw:custom-shape draw:style-name="gr8" draw:text-style-name="P8" draw:layer="layout" svg:width="0.136cm" svg:height="0.123cm" svg:x="10.796cm" svg:y="5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10.796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10.932cm" svg:y="5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10.932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36cm" svg:height="0.123cm" svg:x="11.122cm" svg:y="5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11.122cm" svg:y="5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11.258cm" svg:y="5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11.258cm" svg:y="5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36cm" svg:height="0.123cm" svg:x="11.455cm" svg:y="5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6cm" svg:height="0.122cm" svg:x="11.455cm" svg:y="5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37cm" svg:height="0.123cm" svg:x="11.591cm" svg:y="5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37cm" svg:height="0.122cm" svg:x="11.591cm" svg:y="5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8" draw:text-style-name="P8" draw:layer="layout" svg:width="0.14cm" svg:height="0.124cm" svg:x="11.164cm" svg:y="9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cm" svg:height="0.124cm" svg:x="11.164cm" svg:y="9.2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42cm" svg:height="0.124cm" svg:x="11.304cm" svg:y="9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142cm" svg:height="0.124cm" svg:x="11.304cm" svg:y="9.2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8" draw:layer="layout" svg:width="0.136cm" svg:height="0.123cm" svg:x="6.35cm" svg:y="9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6cm" svg:height="0.122cm" svg:x="6.35cm" svg:y="9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37cm" svg:height="0.123cm" svg:x="6.486cm" svg:y="9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37cm" svg:height="0.122cm" svg:x="6.486cm" svg:y="9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4cm" svg:height="0.124cm" svg:x="6.95cm" svg:y="9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cm" svg:height="0.124cm" svg:x="6.9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42cm" svg:height="0.124cm" svg:x="7.09cm" svg:y="9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42cm" svg:height="0.124cm" svg:x="7.0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5.669cm" svg:height="1.159cm" svg:x="13.339cm" svg:y="5.25cm">
          <text:p text:style-name="P25"><text:span text:style-name="T3">Note: All damage values reflect powered up full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3" draw:layer="layout" svg:width="5.417cm" svg:height="1.183cm" svg:x="13.522cm" svg:y="6.1cm">
          <draw:text-box>
            <text:p text:style-name="P42"><text:span text:style-name="T8">Created by: Ausuri</text:span></text:p>
            <text:p text:style-name="P42"><text:span text:style-name="T8">Version 1</text:span><text:span text:style-name="T8"><text:line-break/></text:span><text:span text:style-name="T8">15 OCT 2025</text:span></text:p>
            <text:p text:style-name="P42"><text:span text:style-name="T8">github.com/Ausuri/tekken8-armor-king-throw-cha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826 1131 754" svg:d="M566 826l-566 754 114-85 136-68 148-46 161-17 161 13 153 46 140 68 118 89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7:51:42.261578511</meta:creation-date>
    <meta:editing-duration>P0D</meta:editing-duration>
    <meta:editing-cycles>1</meta:editing-cycles>
    <meta:generator>LibreOffice/25.8.2.2$Linux_X86_64 LibreOffice_project/d401f2107ccab8f924a8e2df40f573aab7605b6f</meta:generator>
    <dc:contributor>Ausuri</dc:contributor>
    <dc:publisher>Ausuri</dc:publisher>
    <dc:title>Armor King Tekken 8 Throw Chart</dc:title>
    <meta:print-date>2025-10-15T18:09:13.039528485</meta:print-date>
    <meta:printed-by>PDF files</meta:printed-by>
    <meta:document-statistic meta:object-count="266"/>
  </office:meta>
</office:document-meta>
</file>